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Heading_20_3">
      <style:text-properties officeooo:paragraph-rsid="00277301"/>
    </style:style>
    <style:style style:name="P3" style:family="paragraph" style:parent-style-name="Heading_20_3">
      <style:text-properties officeooo:rsid="002b23cf" officeooo:paragraph-rsid="002b23cf"/>
    </style:style>
    <style:style style:name="P4" style:family="paragraph" style:parent-style-name="Heading_20_3">
      <style:paragraph-properties fo:margin-top="0.25cm" fo:margin-bottom="0.101cm" loext:contextual-spacing="false"/>
    </style:style>
    <style:style style:name="P5" style:family="paragraph" style:parent-style-name="Heading_20_3">
      <style:paragraph-properties fo:margin-top="1.9cm" fo:margin-bottom="0.199cm" loext:contextual-spacing="false"/>
    </style:style>
    <style:style style:name="P6" style:family="paragraph" style:parent-style-name="Heading_20_1" style:master-page-name="Right_20_Page">
      <style:paragraph-properties style:page-number="auto"/>
      <style:text-properties officeooo:rsid="002b23cf" officeooo:paragraph-rsid="002b23cf"/>
    </style:style>
    <style:style style:name="P7" style:family="paragraph" style:parent-style-name="Text_20_body">
      <style:text-properties officeooo:rsid="002b23cf" officeooo:paragraph-rsid="002b23cf"/>
    </style:style>
    <style:style style:name="T1" style:family="text">
      <style:text-properties officeooo:rsid="001d5e8e"/>
    </style:style>
    <style:style style:name="T2" style:family="text">
      <style:text-properties officeooo:rsid="002b2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e Are Going To Be Friends</text:h>
      <text:p text:style-name="Heading_20_2">(<text:span text:style-name="T2">White Stripes</text:span>)</text:p>
      <text:p text:style-name="P3">[INTRO] </text:p>
      <text:p text:style-name="P7">C</text:p>
      <text:p text:style-name="Heading_20_3">[VERSE 1]</text:p>
      <text:p text:style-name="P7">C</text:p>
      <text:p text:style-name="P7">Fall is here, hear the yell</text:p>
      <text:p text:style-name="P7">C</text:p>
      <text:p text:style-name="P7">Back to school, ring the bell</text:p>
      <text:p text:style-name="P7">F</text:p>
      <text:p text:style-name="P7">Brand new shoes, walking blues</text:p>
      <text:p text:style-name="P7">C</text:p>
      <text:p text:style-name="P7">Climb the fence, books and pens</text:p>
      <text:p text:style-name="P7">G <text:s text:c="14"/>F <text:s text:c="14"/>C</text:p>
      <text:p text:style-name="P7">I can tell that we are gonna be friends</text:p>
      <text:p text:style-name="P7">G <text:s text:c="14"/>F <text:s text:c="14"/>C</text:p>
      <text:p text:style-name="P7">I can tell that we are gonna be friends</text:p>
      <text:p text:style-name="Heading_20_3">[VERSE 2]</text:p>
      <text:p text:style-name="P7">C</text:p>
      <text:p text:style-name="P7">Walk with me, Suzy Lee</text:p>
      <text:p text:style-name="P7">C</text:p>
      <text:p text:style-name="P7">Throught the park and by the tree</text:p>
      <text:p text:style-name="P7">F</text:p>
      <text:p text:style-name="P7">We will rest upon the ground</text:p>
      <text:p text:style-name="P7">C</text:p>
      <text:p text:style-name="P7">And look at all the bugs we've found</text:p>
      <text:p text:style-name="P7">G <text:s text:c="18"/>F <text:s text:c="10"/>C</text:p>
      <text:p text:style-name="P7">safely walk to school without a sound</text:p>
      <text:p text:style-name="P7">G <text:s text:c="18"/>F <text:s text:c="10"/>C</text:p>
      <text:p text:style-name="P7">Safely walk to school without a sound</text:p>
      <text:p text:style-name="P5"><text:soft-page-break/>[VERSE 3]</text:p>
      <text:p text:style-name="P7">C</text:p>
      <text:p text:style-name="P7">Well, here we are, no one else</text:p>
      <text:p text:style-name="P7">C</text:p>
      <text:p text:style-name="P7">We walked to school all by ourselves</text:p>
      <text:p text:style-name="P7">F</text:p>
      <text:p text:style-name="P7">There's dirt on our uniforms</text:p>
      <text:p text:style-name="P7">C</text:p>
      <text:p text:style-name="P7">From chasing all the ants and worms</text:p>
      <text:p text:style-name="P7">G <text:s text:c="14"/>F <text:s text:c="15"/>C</text:p>
      <text:p text:style-name="P7">We clean up and now it's time to learn</text:p>
      <text:p text:style-name="P7">G <text:s text:c="14"/>F <text:s text:c="15"/>C</text:p>
      <text:p text:style-name="P7">We clean up and now it's time to learn <text:s/></text:p>
      <text:p text:style-name="P4">[VERSE 4]</text:p>
      <text:p text:style-name="P7">C</text:p>
      <text:p text:style-name="P7">Numbers, letters, learn to spell</text:p>
      <text:p text:style-name="P7">C</text:p>
      <text:p text:style-name="P7">Nouns and books and show and tell</text:p>
      <text:p text:style-name="P7">F</text:p>
      <text:p text:style-name="P7">At playtime we will throw the ball</text:p>
      <text:p text:style-name="P7">C</text:p>
      <text:p text:style-name="P7">Back to class, through the hall</text:p>
      <text:p text:style-name="P7">G <text:s text:c="16"/>F <text:s text:c="17"/>C</text:p>
      <text:p text:style-name="P7">Teacher marks our height against the wall</text:p>
      <text:p text:style-name="P7">G <text:s text:c="16"/>F <text:s text:c="17"/>C</text:p>
      <text:p text:style-name="P7">Teacher marks our height against the wall</text:p>
      <text:p text:style-name="P4">[BRIDGE]</text:p>
      <text:p text:style-name="P7">F <text:s text:c="18"/>C</text:p>
      <text:p text:style-name="P7">We don't notice any time pass</text:p>
      <text:p text:style-name="P7">F <text:s text:c="17"/>C</text:p>
      <text:p text:style-name="P7">we don't notice anything</text:p>
      <text:p text:style-name="P7">D</text:p>
      <text:p text:style-name="P7">We sit side by side in every class</text:p>
      <text:p text:style-name="P7">F</text:p>
      <text:p text:style-name="P7">Teacher thinks that I sound funny,</text:p>
      <text:p text:style-name="P7">G</text:p>
      <text:p text:style-name="P7">But she likes the way you sing</text:p>
      <text:p text:style-name="Heading_20_3"><text:soft-page-break/>[VERSE 5]</text:p>
      <text:p text:style-name="P7">C</text:p>
      <text:p text:style-name="P7">Tonight I'll dream, while I'm in bed</text:p>
      <text:p text:style-name="P7">C</text:p>
      <text:p text:style-name="P7">When silly thoughts go through my head</text:p>
      <text:p text:style-name="P7">F</text:p>
      <text:p text:style-name="P7">About the bugs and alphabet</text:p>
      <text:p text:style-name="P7">C</text:p>
      <text:p text:style-name="P7">And when I wake tomorrow I bet</text:p>
      <text:p text:style-name="P7">G <text:s text:c="18"/>F <text:s text:c="12"/>C</text:p>
      <text:p text:style-name="P7">That you and i will walk together again</text:p>
      <text:p text:style-name="P7">G <text:s text:c="14"/>F <text:s text:c="14"/>C</text:p>
      <text:p text:style-name="P7">I can tell that we are gonna be friends</text:p>
      <text:p text:style-name="Heading_20_3">[OUTRO]</text:p>
      <text:p text:style-name="P7">G <text:s text:c="14"/>F <text:s text:c="14"/>C6</text:p>
      <text:p text:style-name="P7">I can tell that we are gonna be friend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44S</meta:editing-duration>
    <meta:editing-cycles>31</meta:editing-cycles>
    <meta:generator>LibreOffice/5.3.6.1$MacOSX_X86_64 LibreOffice_project/686f202eff87ef707079aeb7f485847613344eb7</meta:generator>
    <dc:title>Lyrics + Chords</dc:title>
    <dc:date>2018-01-15T13:54:16.098656864</dc:date>
    <meta:print-date>2017-04-03T12:23:29.985893000</meta:print-date>
    <meta:document-statistic meta:table-count="0" meta:image-count="0" meta:object-count="0" meta:page-count="3" meta:paragraph-count="83" meta:word-count="329" meta:character-count="1758" meta:non-whitespace-character-count="115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